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508d" officeooo:paragraph-rsid="0004508d"/>
    </style:style>
    <style:style style:name="P2" style:family="paragraph" style:parent-style-name="Standard">
      <style:text-properties officeooo:rsid="000641b4" officeooo:paragraph-rsid="000641b4"/>
    </style:style>
    <style:style style:name="P3" style:family="paragraph" style:parent-style-name="Standard">
      <style:text-properties fo:font-weight="bold" officeooo:rsid="0004508d" officeooo:paragraph-rsid="0004508d" style:font-weight-asian="bold" style:font-weight-complex="bold"/>
    </style:style>
    <style:style style:name="P4" style:family="paragraph" style:parent-style-name="Standard">
      <style:text-properties fo:font-weight="bold" officeooo:rsid="0004508d" officeooo:paragraph-rsid="0012b37e" style:font-weight-asian="bold" style:font-weight-complex="bold"/>
    </style:style>
    <style:style style:name="P5" style:family="paragraph" style:parent-style-name="Standard">
      <style:text-properties fo:font-weight="bold" officeooo:rsid="0006e199" officeooo:paragraph-rsid="0012b37e" style:font-weight-asian="bold" style:font-weight-complex="bold"/>
    </style:style>
    <style:style style:name="P6" style:family="paragraph" style:parent-style-name="Standard">
      <style:text-properties fo:font-weight="bold" officeooo:rsid="0006e199" officeooo:paragraph-rsid="001daa7e" style:font-weight-asian="bold" style:font-weight-complex="bold"/>
    </style:style>
    <style:style style:name="P7" style:family="paragraph" style:parent-style-name="Standard">
      <style:text-properties fo:font-weight="bold" officeooo:rsid="0006e199" officeooo:paragraph-rsid="003b8d11" style:font-weight-asian="bold" style:font-weight-complex="bold"/>
    </style:style>
    <style:style style:name="P8" style:family="paragraph" style:parent-style-name="Standard">
      <style:text-properties fo:font-weight="bold" officeooo:rsid="003c79ec" officeooo:paragraph-rsid="003c79ec" style:font-weight-asian="bold" style:font-weight-complex="bold"/>
    </style:style>
    <style:style style:name="P9" style:family="paragraph" style:parent-style-name="Standard">
      <style:text-properties fo:font-weight="bold" officeooo:rsid="003c79ec" officeooo:paragraph-rsid="004cb134" style:font-weight-asian="bold" style:font-weight-complex="bold"/>
    </style:style>
    <style:style style:name="P10" style:family="paragraph" style:parent-style-name="Standard">
      <style:text-properties fo:font-weight="bold" officeooo:rsid="003c79ec" officeooo:paragraph-rsid="00503da1" style:font-weight-asian="bold" style:font-weight-complex="bold"/>
    </style:style>
    <style:style style:name="P11" style:family="paragraph" style:parent-style-name="Standard">
      <style:text-properties fo:font-weight="bold" officeooo:rsid="003cfe2d" officeooo:paragraph-rsid="003dd84f" style:font-weight-asian="bold" style:font-weight-complex="bold"/>
    </style:style>
    <style:style style:name="P12" style:family="paragraph" style:parent-style-name="Standard">
      <style:text-properties fo:font-size="20pt" fo:font-weight="bold" officeooo:rsid="0004508d" officeooo:paragraph-rsid="0004508d" style:font-size-asian="20pt" style:font-weight-asian="bold" style:font-size-complex="20pt" style:font-weight-complex="bold"/>
    </style:style>
    <style:style style:name="P13" style:family="paragraph" style:parent-style-name="Standard">
      <style:text-properties style:font-name="Times New Roman" fo:font-weight="bold" officeooo:rsid="0005bdc8" officeooo:paragraph-rsid="0005bdc8" style:font-weight-asian="bold" style:font-weight-complex="bold"/>
    </style:style>
    <style:style style:name="P14" style:family="paragraph" style:parent-style-name="Standard">
      <style:text-properties officeooo:rsid="00083d3b" officeooo:paragraph-rsid="00099dfa"/>
    </style:style>
    <style:style style:name="P15" style:family="paragraph" style:parent-style-name="Standard">
      <style:text-properties officeooo:rsid="00083d3b" officeooo:paragraph-rsid="000d73a8"/>
    </style:style>
    <style:style style:name="P16" style:family="paragraph" style:parent-style-name="Standard">
      <style:text-properties officeooo:rsid="00083d3b" officeooo:paragraph-rsid="0012b37e"/>
    </style:style>
    <style:style style:name="P17" style:family="paragraph" style:parent-style-name="Standard">
      <style:text-properties officeooo:rsid="00083d3b" officeooo:paragraph-rsid="005539d7"/>
    </style:style>
    <style:style style:name="P18" style:family="paragraph" style:parent-style-name="Standard">
      <style:text-properties officeooo:rsid="0012b37e" officeooo:paragraph-rsid="0012b37e"/>
    </style:style>
    <style:style style:name="P19" style:family="paragraph" style:parent-style-name="Standard">
      <style:text-properties fo:font-weight="normal" officeooo:rsid="0012b37e" officeooo:paragraph-rsid="001c2660" style:font-weight-asian="normal" style:font-weight-complex="normal"/>
    </style:style>
    <style:style style:name="P20" style:family="paragraph" style:parent-style-name="Standard">
      <style:text-properties fo:font-weight="normal" officeooo:rsid="0012b37e" officeooo:paragraph-rsid="003c79ec" style:font-weight-asian="normal" style:font-weight-complex="normal"/>
    </style:style>
    <style:style style:name="P21" style:family="paragraph" style:parent-style-name="Standard">
      <style:text-properties officeooo:paragraph-rsid="00277a78"/>
    </style:style>
    <style:style style:name="P22" style:family="paragraph" style:parent-style-name="Standard">
      <style:text-properties officeooo:rsid="0033b871" officeooo:paragraph-rsid="0033b871"/>
    </style:style>
    <style:style style:name="P23" style:family="paragraph" style:parent-style-name="Standard">
      <style:text-properties officeooo:paragraph-rsid="003b8d11"/>
    </style:style>
    <style:style style:name="P24" style:family="paragraph" style:parent-style-name="Standard">
      <style:text-properties officeooo:paragraph-rsid="003c79ec"/>
    </style:style>
    <style:style style:name="T1" style:family="text">
      <style:text-properties officeooo:rsid="00085708"/>
    </style:style>
    <style:style style:name="T2" style:family="text">
      <style:text-properties officeooo:rsid="00093508"/>
    </style:style>
    <style:style style:name="T3" style:family="text">
      <style:text-properties fo:font-style="italic" style:font-style-asian="italic" style:font-style-complex="italic"/>
    </style:style>
    <style:style style:name="T4" style:family="text">
      <style:text-properties fo:font-style="italic" officeooo:rsid="00093508" style:font-style-asian="italic" style:font-style-complex="italic"/>
    </style:style>
    <style:style style:name="T5" style:family="text">
      <style:text-properties fo:font-style="italic" officeooo:rsid="001c7dc4" style:font-style-asian="italic" style:font-style-complex="italic"/>
    </style:style>
    <style:style style:name="T6" style:family="text">
      <style:text-properties fo:font-style="italic" officeooo:rsid="003cfe2d" style:font-style-asian="italic" style:font-style-complex="italic"/>
    </style:style>
    <style:style style:name="T7" style:family="text">
      <style:text-properties fo:font-style="italic" officeooo:rsid="003dd84f" style:font-style-asian="italic" style:font-style-complex="italic"/>
    </style:style>
    <style:style style:name="T8" style:family="text">
      <style:text-properties fo:font-style="italic" officeooo:rsid="005162a5" style:font-style-asian="italic" style:font-style-complex="italic"/>
    </style:style>
    <style:style style:name="T9" style:family="text">
      <style:text-properties officeooo:rsid="000b0c57"/>
    </style:style>
    <style:style style:name="T10" style:family="text">
      <style:text-properties fo:font-weight="normal" officeooo:rsid="0012b37e" style:font-weight-asian="normal" style:font-weight-complex="normal"/>
    </style:style>
    <style:style style:name="T11" style:family="text">
      <style:text-properties fo:font-weight="normal" officeooo:rsid="00138d32" style:font-weight-asian="normal" style:font-weight-complex="normal"/>
    </style:style>
    <style:style style:name="T12" style:family="text">
      <style:text-properties fo:font-weight="normal" officeooo:rsid="00145c30" style:font-weight-asian="normal" style:font-weight-complex="normal"/>
    </style:style>
    <style:style style:name="T13" style:family="text">
      <style:text-properties fo:font-weight="normal" officeooo:rsid="00165530" style:font-weight-asian="normal" style:font-weight-complex="normal"/>
    </style:style>
    <style:style style:name="T14" style:family="text">
      <style:text-properties officeooo:rsid="00179489"/>
    </style:style>
    <style:style style:name="T15" style:family="text">
      <style:text-properties fo:color="#000000" fo:font-style="italic" fo:font-weight="normal" officeooo:rsid="002ca846" style:font-style-asian="italic" style:font-weight-asian="normal" style:font-style-complex="italic" style:font-weight-complex="normal"/>
    </style:style>
    <style:style style:name="T16" style:family="text">
      <style:text-properties fo:color="#000000" fo:font-style="italic" fo:font-weight="normal" officeooo:rsid="002e4fbf" style:font-style-asian="italic" style:font-weight-asian="normal" style:font-style-complex="italic" style:font-weight-complex="normal"/>
    </style:style>
    <style:style style:name="T17" style:family="text">
      <style:text-properties fo:color="#000000" fo:font-style="italic" fo:font-weight="normal" officeooo:rsid="002f93bb" style:font-style-asian="italic" style:font-weight-asian="normal" style:font-style-complex="italic" style:font-weight-complex="normal"/>
    </style:style>
    <style:style style:name="T18" style:family="text">
      <style:text-properties fo:color="#000000" fo:font-style="italic" fo:font-weight="normal" officeooo:rsid="00093508" style:font-style-asian="italic" style:font-weight-asian="normal" style:font-style-complex="italic" style:font-weight-complex="normal"/>
    </style:style>
    <style:style style:name="T19" style:family="text">
      <style:text-properties fo:color="#000000" fo:font-style="italic" fo:font-weight="normal" officeooo:rsid="001c7dc4" style:font-style-asian="italic" style:font-weight-asian="normal" style:font-style-complex="italic" style:font-weight-complex="normal"/>
    </style:style>
    <style:style style:name="T20" style:family="text">
      <style:text-properties fo:color="#000000" fo:font-style="italic" fo:font-weight="normal" officeooo:rsid="00277a78" style:font-style-asian="italic" style:font-weight-asian="normal" style:font-style-complex="italic" style:font-weight-complex="normal"/>
    </style:style>
    <style:style style:name="T21" style:family="text">
      <style:text-properties fo:color="#000000" fo:font-style="italic" fo:font-weight="normal" officeooo:rsid="003b8d11" style:font-style-asian="italic" style:font-weight-asian="normal" style:font-style-complex="italic" style:font-weight-complex="normal"/>
    </style:style>
    <style:style style:name="T22" style:family="text">
      <style:text-properties fo:color="#000000" fo:font-style="italic" fo:font-weight="normal" officeooo:rsid="00418efc" style:font-style-asian="italic" style:font-weight-asian="normal" style:font-style-complex="italic" style:font-weight-complex="normal"/>
    </style:style>
    <style:style style:name="T23" style:family="text">
      <style:text-properties fo:color="#000000" fo:font-style="italic" fo:font-weight="normal" officeooo:rsid="0047eda4" style:font-style-asian="italic" style:font-weight-asian="normal" style:font-style-complex="italic" style:font-weight-complex="normal"/>
    </style:style>
    <style:style style:name="T24" style:family="text">
      <style:text-properties fo:color="#000000" fo:font-style="italic" fo:font-weight="normal" officeooo:rsid="0049bd72" style:font-style-asian="italic" style:font-weight-asian="normal" style:font-style-complex="italic" style:font-weight-complex="normal"/>
    </style:style>
    <style:style style:name="T25" style:family="text">
      <style:text-properties fo:color="#000000" fo:font-style="italic" fo:font-weight="normal" officeooo:rsid="003cfe2d" style:font-style-asian="italic" style:font-weight-asian="normal" style:font-style-complex="italic" style:font-weight-complex="normal"/>
    </style:style>
    <style:style style:name="T26" style:family="text">
      <style:text-properties fo:color="#000000" fo:font-style="italic" fo:font-weight="normal" officeooo:rsid="0051146d" style:font-style-asian="italic" style:font-weight-asian="normal" style:font-style-complex="italic" style:font-weight-complex="normal"/>
    </style:style>
    <style:style style:name="T27" style:family="text">
      <style:text-properties fo:color="#000000" fo:font-weight="normal" officeooo:rsid="00239226" style:font-weight-asian="normal" style:font-weight-complex="normal"/>
    </style:style>
    <style:style style:name="T28" style:family="text">
      <style:text-properties fo:color="#000000" fo:font-weight="normal" officeooo:rsid="003b8d11" style:font-weight-asian="normal" style:font-weight-complex="normal"/>
    </style:style>
    <style:style style:name="T29" style:family="text">
      <style:text-properties fo:color="#000000" fo:font-weight="normal" officeooo:rsid="0047eda4" style:font-weight-asian="normal" style:font-weight-complex="normal"/>
    </style:style>
    <style:style style:name="T30" style:family="text">
      <style:text-properties fo:color="#000000" fo:font-weight="normal" officeooo:rsid="0050a31f" style:font-weight-asian="normal" style:font-weight-complex="normal"/>
    </style:style>
    <style:style style:name="T31" style:family="text">
      <style:text-properties fo:color="#000000" fo:font-weight="normal" officeooo:rsid="0051146d" style:font-weight-asian="normal" style:font-weight-complex="normal"/>
    </style:style>
    <style:style style:name="T32" style:family="text">
      <style:text-properties fo:color="#000000" fo:font-style="normal" officeooo:rsid="001fa72f" style:font-style-asian="normal" style:font-style-complex="normal"/>
    </style:style>
    <style:style style:name="T33" style:family="text">
      <style:text-properties fo:color="#000000" fo:font-style="normal" fo:font-weight="normal" officeooo:rsid="001fa72f" style:font-style-asian="normal" style:font-weight-asian="normal" style:font-style-complex="normal" style:font-weight-complex="normal"/>
    </style:style>
    <style:style style:name="T34" style:family="text">
      <style:text-properties fo:color="#000000" fo:font-style="normal" fo:font-weight="normal" officeooo:rsid="00239226" style:font-style-asian="normal" style:font-weight-asian="normal" style:font-style-complex="normal" style:font-weight-complex="normal"/>
    </style:style>
    <style:style style:name="T35" style:family="text">
      <style:text-properties fo:color="#000000" fo:font-style="normal" fo:font-weight="normal" officeooo:rsid="0023df9b" style:font-style-asian="normal" style:font-weight-asian="normal" style:font-style-complex="normal" style:font-weight-complex="normal"/>
    </style:style>
    <style:style style:name="T36" style:family="text">
      <style:text-properties fo:color="#000000" fo:font-style="normal" fo:font-weight="normal" officeooo:rsid="00277a78" style:font-style-asian="normal" style:font-weight-asian="normal" style:font-style-complex="normal" style:font-weight-complex="normal"/>
    </style:style>
    <style:style style:name="T37" style:family="text">
      <style:text-properties fo:color="#000000" fo:font-style="normal" fo:font-weight="normal" officeooo:rsid="00293057" style:font-style-asian="normal" style:font-weight-asian="normal" style:font-style-complex="normal" style:font-weight-complex="normal"/>
    </style:style>
    <style:style style:name="T38" style:family="text">
      <style:text-properties fo:color="#000000" fo:font-style="normal" fo:font-weight="normal" officeooo:rsid="00294ff6" style:font-style-asian="normal" style:font-weight-asian="normal" style:font-style-complex="normal" style:font-weight-complex="normal"/>
    </style:style>
    <style:style style:name="T39" style:family="text">
      <style:text-properties fo:color="#000000" fo:font-style="normal" fo:font-weight="normal" officeooo:rsid="002c5ab5" style:font-style-asian="normal" style:font-weight-asian="normal" style:font-style-complex="normal" style:font-weight-complex="normal"/>
    </style:style>
    <style:style style:name="T40" style:family="text">
      <style:text-properties fo:color="#000000" fo:font-style="normal" fo:font-weight="normal" officeooo:rsid="002ca846" style:font-style-asian="normal" style:font-weight-asian="normal" style:font-style-complex="normal" style:font-weight-complex="normal"/>
    </style:style>
    <style:style style:name="T41" style:family="text">
      <style:text-properties fo:color="#000000" fo:font-style="normal" fo:font-weight="normal" officeooo:rsid="00323d4f" style:font-style-asian="normal" style:font-weight-asian="normal" style:font-style-complex="normal" style:font-weight-complex="normal"/>
    </style:style>
    <style:style style:name="T42" style:family="text">
      <style:text-properties fo:color="#000000" fo:font-style="normal" fo:font-weight="normal" officeooo:rsid="00093508" style:font-style-asian="normal" style:font-weight-asian="normal" style:font-style-complex="normal" style:font-weight-complex="normal"/>
    </style:style>
    <style:style style:name="T43" style:family="text">
      <style:text-properties fo:color="#000000" fo:font-style="normal" fo:font-weight="normal" officeooo:rsid="001d493d" style:font-style-asian="normal" style:font-weight-asian="normal" style:font-style-complex="normal" style:font-weight-complex="normal"/>
    </style:style>
    <style:style style:name="T44" style:family="text">
      <style:text-properties fo:color="#000000" fo:font-style="normal" fo:font-weight="normal" officeooo:rsid="0032af1b" style:font-style-asian="normal" style:font-weight-asian="normal" style:font-style-complex="normal" style:font-weight-complex="normal"/>
    </style:style>
    <style:style style:name="T45" style:family="text">
      <style:text-properties fo:color="#000000" fo:font-style="normal" fo:font-weight="normal" officeooo:rsid="0037ab03" style:font-style-asian="normal" style:font-weight-asian="normal" style:font-style-complex="normal" style:font-weight-complex="normal"/>
    </style:style>
    <style:style style:name="T46" style:family="text">
      <style:text-properties fo:color="#000000" fo:font-style="normal" fo:font-weight="normal" officeooo:rsid="0038136f" style:font-style-asian="normal" style:font-weight-asian="normal" style:font-style-complex="normal" style:font-weight-complex="normal"/>
    </style:style>
    <style:style style:name="T47" style:family="text">
      <style:text-properties fo:color="#000000" fo:font-style="normal" fo:font-weight="normal" officeooo:rsid="0039d3a8" style:font-style-asian="normal" style:font-weight-asian="normal" style:font-style-complex="normal" style:font-weight-complex="normal"/>
    </style:style>
    <style:style style:name="T48" style:family="text">
      <style:text-properties fo:color="#000000" fo:font-style="normal" fo:font-weight="normal" officeooo:rsid="003b8d11" style:font-style-asian="normal" style:font-weight-asian="normal" style:font-style-complex="normal" style:font-weight-complex="normal"/>
    </style:style>
    <style:style style:name="T49" style:family="text">
      <style:text-properties fo:color="#000000" fo:font-style="normal" fo:font-weight="normal" officeooo:rsid="00418efc" style:font-style-asian="normal" style:font-weight-asian="normal" style:font-style-complex="normal" style:font-weight-complex="normal"/>
    </style:style>
    <style:style style:name="T50" style:family="text">
      <style:text-properties fo:color="#000000" fo:font-style="normal" fo:font-weight="normal" officeooo:rsid="00433757" style:font-style-asian="normal" style:font-weight-asian="normal" style:font-style-complex="normal" style:font-weight-complex="normal"/>
    </style:style>
    <style:style style:name="T51" style:family="text">
      <style:text-properties fo:color="#000000" fo:font-style="normal" fo:font-weight="normal" officeooo:rsid="00450c9c" style:font-style-asian="normal" style:font-weight-asian="normal" style:font-style-complex="normal" style:font-weight-complex="normal"/>
    </style:style>
    <style:style style:name="T52" style:family="text">
      <style:text-properties fo:color="#000000" fo:font-style="normal" fo:font-weight="normal" officeooo:rsid="00466ca8" style:font-style-asian="normal" style:font-weight-asian="normal" style:font-style-complex="normal" style:font-weight-complex="normal"/>
    </style:style>
    <style:style style:name="T53" style:family="text">
      <style:text-properties fo:color="#000000" fo:font-style="normal" fo:font-weight="normal" officeooo:rsid="0047eda4" style:font-style-asian="normal" style:font-weight-asian="normal" style:font-style-complex="normal" style:font-weight-complex="normal"/>
    </style:style>
    <style:style style:name="T54" style:family="text">
      <style:text-properties fo:color="#000000" fo:font-style="normal" fo:font-weight="normal" officeooo:rsid="00487018" style:font-style-asian="normal" style:font-weight-asian="normal" style:font-style-complex="normal" style:font-weight-complex="normal"/>
    </style:style>
    <style:style style:name="T55" style:family="text">
      <style:text-properties fo:color="#000000" fo:font-style="normal" fo:font-weight="normal" officeooo:rsid="0049bd72" style:font-style-asian="normal" style:font-weight-asian="normal" style:font-style-complex="normal" style:font-weight-complex="normal"/>
    </style:style>
    <style:style style:name="T56" style:family="text">
      <style:text-properties fo:color="#000000" fo:font-style="normal" fo:font-weight="normal" officeooo:rsid="004b2019" style:font-style-asian="normal" style:font-weight-asian="normal" style:font-style-complex="normal" style:font-weight-complex="normal"/>
    </style:style>
    <style:style style:name="T57" style:family="text">
      <style:text-properties fo:color="#000000" fo:font-style="normal" fo:font-weight="normal" officeooo:rsid="004cb134" style:font-style-asian="normal" style:font-weight-asian="normal" style:font-style-complex="normal" style:font-weight-complex="normal"/>
    </style:style>
    <style:style style:name="T58" style:family="text">
      <style:text-properties fo:color="#000000" fo:font-style="normal" fo:font-weight="normal" officeooo:rsid="0050a31f" style:font-style-asian="normal" style:font-weight-asian="normal" style:font-style-complex="normal" style:font-weight-complex="normal"/>
    </style:style>
    <style:style style:name="T59" style:family="text">
      <style:text-properties fo:color="#000000" fo:font-style="normal" fo:font-weight="normal" officeooo:rsid="005539d7" style:font-style-asian="normal" style:font-weight-asian="normal" style:font-style-complex="normal" style:font-weight-complex="normal"/>
    </style:style>
    <style:style style:name="T60" style:family="text">
      <style:text-properties fo:color="#000000" fo:font-style="normal" fo:font-weight="normal" officeooo:rsid="0056af66" style:font-style-asian="normal" style:font-weight-asian="normal" style:font-style-complex="normal" style:font-weight-complex="normal"/>
    </style:style>
    <style:style style:name="T61" style:family="text">
      <style:text-properties fo:color="#000000" fo:font-style="normal" fo:font-weight="normal" officeooo:rsid="0056e77c" style:font-style-asian="normal" style:font-weight-asian="normal" style:font-style-complex="normal" style:font-weight-complex="normal"/>
    </style:style>
    <style:style style:name="T62" style:family="text">
      <style:text-properties fo:color="#000000" fo:font-style="normal" fo:font-weight="normal" officeooo:rsid="00582346" style:font-style-asian="normal" style:font-weight-asian="normal" style:font-style-complex="normal" style:font-weight-complex="normal"/>
    </style:style>
    <style:style style:name="T63" style:family="text">
      <style:text-properties fo:color="#000000" fo:font-style="normal" fo:font-weight="normal" officeooo:rsid="00595bfc" style:font-style-asian="normal" style:font-weight-asian="normal" style:font-style-complex="normal" style:font-weight-complex="normal"/>
    </style:style>
    <style:style style:name="T64" style:family="text">
      <style:text-properties fo:color="#000000" fo:font-style="normal" fo:font-weight="normal" officeooo:rsid="005b1e85" style:font-style-asian="normal" style:font-weight-asian="normal" style:font-style-complex="normal" style:font-weight-complex="normal"/>
    </style:style>
    <style:style style:name="T65" style:family="text">
      <style:text-properties fo:color="#000000" fo:font-style="normal" fo:font-weight="bold" officeooo:rsid="003b8d11" style:font-style-asian="normal" style:font-weight-asian="bold" style:font-style-complex="normal" style:font-weight-complex="bold"/>
    </style:style>
    <style:style style:name="T66" style:family="text">
      <style:text-properties fo:color="#000000" fo:font-style="normal" fo:font-weight="bold" officeooo:rsid="003c79ec" style:font-style-asian="normal" style:font-weight-asian="bold" style:font-style-complex="normal" style:font-weight-complex="bold"/>
    </style:style>
    <style:style style:name="T67" style:family="text">
      <style:text-properties fo:color="#000000" fo:font-style="normal" fo:font-weight="bold" officeooo:rsid="0012b37e" style:font-style-asian="normal" style:font-weight-asian="bold" style:font-style-complex="normal" style:font-weight-complex="bold"/>
    </style:style>
    <style:style style:name="T68" style:family="text">
      <style:text-properties fo:color="#000000" fo:font-style="normal" fo:font-weight="bold" officeooo:rsid="003cfe2d" style:font-style-asian="normal" style:font-weight-asian="bold" style:font-style-complex="normal" style:font-weight-complex="bold"/>
    </style:style>
    <style:style style:name="T69" style:family="text">
      <style:text-properties style:font-name="Times New Roman" fo:font-style="italic" officeooo:rsid="00179489" style:font-style-asian="italic" style:font-style-complex="italic"/>
    </style:style>
    <style:style style:name="T70" style:family="text">
      <style:text-properties fo:font-style="normal" fo:font-weight="normal" officeooo:rsid="00093508" style:font-style-asian="normal" style:font-weight-asian="normal" style:font-style-complex="normal" style:font-weight-complex="normal"/>
    </style:style>
    <style:style style:name="T71" style:family="text">
      <style:text-properties fo:font-style="normal" fo:font-weight="normal" officeooo:rsid="001d493d" style:font-style-asian="normal" style:font-weight-asian="normal" style:font-style-complex="normal" style:font-weight-complex="normal"/>
    </style:style>
    <style:style style:name="T72" style:family="text">
      <style:text-properties fo:font-style="normal" fo:font-weight="normal" officeooo:rsid="001fa72f" style:font-style-asian="normal" style:font-weight-asian="normal" style:font-style-complex="normal" style:font-weight-complex="normal"/>
    </style:style>
    <style:style style:name="T73" style:family="text">
      <style:text-properties fo:font-style="normal" fo:font-weight="bold" officeooo:rsid="003c79ec" style:font-style-asian="normal" style:font-weight-asian="bold" style:font-style-complex="normal" style:font-weight-complex="bold"/>
    </style:style>
    <style:style style:name="T74" style:family="text">
      <style:text-properties fo:font-style="normal" fo:font-weight="bold" officeooo:rsid="0012b37e" style:font-style-asian="normal" style:font-weight-asian="bold" style:font-style-complex="normal" style:font-weight-complex="bold"/>
    </style:style>
    <style:style style:name="T75" style:family="text">
      <style:text-properties fo:font-style="normal" fo:font-weight="bold" officeooo:rsid="003cfe2d" style:font-style-asian="normal" style:font-weight-asian="bold" style:font-style-complex="normal" style:font-weight-complex="bold"/>
    </style:style>
    <style:style style:name="T76" style:family="text">
      <style:text-properties officeooo:rsid="00350be3"/>
    </style:style>
    <style:style style:name="T77" style:family="text">
      <style:text-properties fo:font-weight="bold" style:font-weight-asian="bold" style:font-weight-complex="bold"/>
    </style:style>
    <style:style style:name="T78" style:family="text">
      <style:text-properties fo:font-weight="bold" officeooo:rsid="003c79ec" style:font-weight-asian="bold" style:font-weight-complex="bold"/>
    </style:style>
    <style:style style:name="T79" style:family="text">
      <style:text-properties fo:font-weight="bold" officeooo:rsid="003cfe2d" style:font-weight-asian="bold" style:font-weight-complex="bold"/>
    </style:style>
    <style:style style:name="T80" style:family="text">
      <style:text-properties officeooo:rsid="005162a5"/>
    </style:style>
    <style:style style:name="T81" style:family="text">
      <style:text-properties officeooo:rsid="005539d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Homework 1</text:p>
      <text:p text:style-name="P1"/>
      <text:p text:style-name="P13">Gang Chen</text:p>
      <text:p text:style-name="P13">2019.4.3</text:p>
      <text:p text:style-name="P1"/>
      <text:p text:style-name="P22">The code for each problem can be found in the subfolders. <text:span text:style-name="T76">Problem 1 &amp; 2 are solved by coding in C and Problem 3 is solved by coding in C++. There is a brief introduction on the top of each .c/.cpp file. The adopted method is described as follows:</text:span></text:p>
      <text:p text:style-name="P1"/>
      <text:p text:style-name="P3">Problem. 1 </text:p>
      <text:p text:style-name="P2">MPI programming:</text:p>
      <text:p text:style-name="P2">Use MPI_SEND and MPI_RECV to implement the MPI_ALLGATHER function, and</text:p>
      <text:p text:style-name="P2">compare the performance of your implementation and the original MPI</text:p>
      <text:p text:style-name="P2">implementation.</text:p>
      <text:p text:style-name="P2"/>
      <text:p text:style-name="P5">Answer:</text:p>
      <text:p text:style-name="P16"><text:tab/>This is a basic usage of <text:span text:style-name="T1">the</text:span> MPI library. <text:span text:style-name="T2">In the c code </text:span><text:span text:style-name="T4">(problem1/problem1.c)</text:span><text:span text:style-name="T2">, </text:span><text:span text:style-name="T4">100 times sequence of the process</text:span><text:span text:style-name="T2"> is treated as a message to be sent. Firstly, all other processes send their messages to the Process 0. This forms a array along with Process 0’s own message. Then <text:s/>Process 0 send the array to all other <text:s/>processes. In comparison, </text:span><text:span text:style-name="T4">problem1_allgather.c</text:span><text:span text:style-name="T2"> gives the usage of the original <text:s/>MPI_ALLGATHER function.</text:span></text:p>
      <text:p text:style-name="P15"><text:tab/><text:span text:style-name="T9">The performance of the implementation is a little slower than the original function (about 10% lower).</text:span></text:p>
      <text:p text:style-name="P14"/>
      <text:p text:style-name="P14"/>
      <text:p text:style-name="P4">Problem 2:</text:p>
      <text:p text:style-name="P18">MPI programming:</text:p>
      <text:p text:style-name="P18">Initialize a random 1024 *1024 matrix.</text:p>
      <text:p text:style-name="P18">2.1 Implement the matrix multiplication function.</text:p>
      <text:p text:style-name="P18">2.2 Using a 4 * 4 kernel to do the pooling operation for the matrix.</text:p>
      <text:p text:style-name="P18">2.3 Using a 4 * 4 kernel to do the convolution operation for the matrix.</text:p>
      <text:p text:style-name="P18"/>
      <text:p text:style-name="P5">Answer:</text:p>
      <text:p text:style-name="P6"><text:tab/><text:span text:style-name="T10">First of all, the <text:s/>random 1024 *1024 <text:s/>matrix is </text:span><text:span text:style-name="T11">represented by an array with </text:span><text:span text:style-name="T13">random </text:span><text:span text:style-name="T11">float</text:span><text:span text:style-name="T13">s</text:span><text:span text:style-name="T11"> ranging from 0.</text:span><text:span text:style-name="T12">f</text:span><text:span text:style-name="T11"> to 1.</text:span><text:span text:style-name="T12">f</text:span><text:span text:style-name="T11">.</text:span></text:p>
      <text:p text:style-name="P5"><text:span text:style-name="T11"/></text:p>
      <text:p text:style-name="P20">2.1 <text:s/><text:span text:style-name="T78">M</text:span><text:span text:style-name="T77">atrix </text:span><text:span text:style-name="T79">m</text:span><text:span text:style-name="T77">ultiplication</text:span></text:p>
      <text:p text:style-name="P20"><text:span text:style-name="T14"><text:tab/>The implement algorithm is based on the Row-wise Block-Striped Parallel method described in the Chapter 11 of the book </text:span><text:span text:style-name="T69">Parallel Programming in C with MPI and OpenMP</text:span><text:span text:style-name="T14">. <text:s/>The code is </text:span><text:span text:style-name="T4">problem</text:span><text:span text:style-name="T5">2</text:span><text:span text:style-name="T4">/problem</text:span><text:span text:style-name="T5">2-1</text:span><text:span text:style-name="T4">.c</text:span></text:p>
      <text:p text:style-name="P19"><text:span text:style-name="T4"/></text:p>
      <text:p text:style-name="P24"><text:span text:style-name="T70">2.</text:span><text:span text:style-name="T71">2 <text:s/></text:span><text:span text:style-name="T73">P</text:span><text:span text:style-name="T74">ooling </text:span><text:span text:style-name="T75">o</text:span><text:span text:style-name="T74">peration</text:span></text:p>
      <text:p text:style-name="P24"><text:span text:style-name="T71"><text:tab/></text:span><text:span text:style-name="T72">The stride is set to be 1 and </text:span><text:span text:style-name="T32">padding</text:span><text:span text:style-name="T33"> is not considered. </text:span><text:span text:style-name="T34">The Process 0 randomly initialize the matrix and divide the matrix into p </text:span><text:span text:style-name="T35">(the number of the processes)</text:span><text:span text:style-name="T34"> pieces by lines. </text:span><text:span text:style-name="T37">3 more lines are added to each piece to fulfill a complete calculation</text:span><text:span text:style-name="T34">. </text:span><text:span text:style-name="T38">The last piece is added with 3 zero valued lines</text:span><text:span text:style-name="T34">. </text:span><text:span text:style-name="T36">Then the pieces are sent to all processes to do the </text:span><text:span text:style-name="T20">Max Pooling</text:span><text:span text:style-name="T36"> operation. </text:span><text:span text:style-name="T39">The local results are sent back later. </text:span><text:span text:style-name="T15">MPI_Scatter</text:span><text:span text:style-name="T40"> and </text:span><text:span text:style-name="T16">MPI_Gather are used. </text:span><text:span text:style-name="T17">The code is named as </text:span><text:span text:style-name="T18">problem</text:span><text:span text:style-name="T19">2</text:span><text:span text:style-name="T18">/problem</text:span><text:span text:style-name="T19">2-</text:span><text:span text:style-name="T17">2</text:span><text:span text:style-name="T18">.c. </text:span><text:span text:style-name="T34">When running the code, the number of the processors should be the </text:span><text:span text:style-name="Emphasis"><text:span text:style-name="T34">divisor of 1024. </text:span></text:span></text:p>
      <text:p text:style-name="P21"><text:span text:style-name="Emphasis"><text:span text:style-name="T34"/></text:span></text:p>
      <text:p text:style-name="P24"><text:span text:style-name="Emphasis"><text:span text:style-name="T41">2.3 <text:s/></text:span></text:span><text:span text:style-name="Emphasis"><text:span text:style-name="T66">C</text:span></text:span><text:span text:style-name="Emphasis"><text:span text:style-name="T67">onvolution </text:span></text:span><text:span text:style-name="Emphasis"><text:span text:style-name="T68">o</text:span></text:span><text:span text:style-name="Emphasis"><text:span text:style-name="T67">peration</text:span></text:span></text:p>
      <text:p text:style-name="P24"><text:span text:style-name="Emphasis"><text:span text:style-name="T41"><text:tab/>This problem is solved similarly to </text:span></text:span><text:span text:style-name="Emphasis"><text:span text:style-name="T42">2.</text:span></text:span><text:span text:style-name="Emphasis"><text:span text:style-name="T43">2. </text:span></text:span><text:span text:style-name="Emphasis"><text:span text:style-name="T44">A</text:span></text:span><text:span text:style-name="Emphasis"><text:span text:style-name="T45">n</text:span></text:span><text:span text:style-name="Emphasis"><text:span text:style-name="T44"> “L” shaped 4x4 kernel is defined to do the convolution operation. </text:span></text:span><text:span text:style-name="Emphasis"><text:span text:style-name="T46">The <text:s/></text:span></text:span><text:span text:style-name="Emphasis"><text:span text:style-name="T20">Max Pooling </text:span></text:span><text:span text:style-name="Emphasis"><text:span text:style-name="T36">operation </text:span></text:span><text:span text:style-name="Emphasis"><text:span text:style-name="T46">in </text:span></text:span><text:span text:style-name="Emphasis"><text:span text:style-name="T42">2.</text:span></text:span><text:span text:style-name="Emphasis"><text:span text:style-name="T43">2 </text:span></text:span><text:span text:style-name="Emphasis"><text:span text:style-name="T47">is replaced by a convolution function.</text:span></text:span></text:p>
      <text:p text:style-name="P23"><text:soft-page-break/><text:span text:style-name="Emphasis"><text:span text:style-name="T65">Problem 3:</text:span></text:span></text:p>
      <text:p text:style-name="P23"><text:span text:style-name="Emphasis"><text:span text:style-name="T48">MPI programming:</text:span></text:span></text:p>
      <text:p text:style-name="P23"><text:span text:style-name="Emphasis"><text:span text:style-name="T48">We will provide one folder which contains 100 small files and one folder which</text:span></text:span></text:p>
      <text:p text:style-name="P23"><text:span text:style-name="Emphasis"><text:span text:style-name="T48">contains 1 big file.</text:span></text:span></text:p>
      <text:p text:style-name="P23"><text:span text:style-name="Emphasis"><text:span text:style-name="T48">Implement the wordcount algorithm respectively for the two situations and print the</text:span></text:span></text:p>
      <text:p text:style-name="P23"><text:span text:style-name="Emphasis"><text:span text:style-name="T48">results to the screen.</text:span></text:span></text:p>
      <text:p text:style-name="P21"><text:span text:style-name="Emphasis"><text:span text:style-name="T27"/></text:span></text:p>
      <text:p text:style-name="P7"><text:span text:style-name="T4">Answer:</text:span></text:p>
      <text:p text:style-name="P8"><text:span text:style-name="T4">3.</text:span><text:span text:style-name="T3">1 </text:span><text:span text:style-name="T6">Word count for small files</text:span></text:p>
      <text:p text:style-name="P10"><text:span text:style-name="Emphasis"><text:span text:style-name="T25"><text:tab/></text:span></text:span><text:span text:style-name="Emphasis"><text:span text:style-name="T28">In my code, the Process 0 scan the </text:span></text:span><text:span text:style-name="Emphasis"><text:span text:style-name="T21">“.txt”</text:span></text:span><text:span text:style-name="Emphasis"><text:span text:style-name="T48"> files in the folder and store the paths. Then </text:span></text:span><text:span text:style-name="Emphasis"><text:span text:style-name="T49">the paths are allocated by the </text:span></text:span><text:span text:style-name="Emphasis"><text:span text:style-name="T22">Block Data Decomposition</text:span></text:span><text:span text:style-name="Emphasis"><text:span text:style-name="T49"> algorithm </text:span></text:span><text:span text:style-name="Emphasis"><text:span text:style-name="T50">to all the processes. </text:span></text:span><text:span text:style-name="Emphasis"><text:span text:style-name="T51">Every process opens several files later and count the </text:span></text:span><text:span text:style-name="Emphasis"><text:span text:style-name="T52">number of the</text:span></text:span><text:span text:style-name="Emphasis"><text:span text:style-name="T51"> words. </text:span></text:span></text:p>
      <text:p text:style-name="P10"><text:span text:style-name="Emphasis"><text:span text:style-name="T53"><text:tab/></text:span></text:span><text:span text:style-name="Emphasis"><text:span text:style-name="T48"> </text:span></text:span><text:span text:style-name="Emphasis"><text:span text:style-name="T53">Th</text:span></text:span><text:span text:style-name="Emphasis"><text:span text:style-name="T58">e </text:span></text:span><text:span text:style-name="Emphasis"><text:span text:style-name="T23">std::vector&lt;string&gt; </text:span></text:span><text:span text:style-name="Emphasis"><text:span text:style-name="T21">is used to store the paths </text:span></text:span><text:span text:style-name="Emphasis"><text:span text:style-name="T21">c</text:span></text:span><text:span text:style-name="Emphasis"><text:span text:style-name="T26">onvenientl</text:span></text:span><text:span text:style-name="Emphasis"><text:span text:style-name="T26">y</text:span></text:span><text:span text:style-name="Emphasis"><text:span text:style-name="T21">. </text:span></text:span><text:span text:style-name="Emphasis"><text:span text:style-name="T53">To realize the communication of string with different size, </text:span></text:span><text:span text:style-name="Emphasis"><text:span text:style-name="T23">MPI_CHAR </text:span></text:span><text:span text:style-name="Emphasis"><text:span text:style-name="T53">type is utilized and the size of the message is the length of the string. </text:span></text:span><text:span text:style-name="Emphasis"><text:span text:style-name="T54">To tell the receiver the size of a message, </text:span></text:span><text:span text:style-name="Emphasis"><text:span text:style-name="T55">a message with one integer is sent before the string. The flexible size problem is solved by using this simple protocol rather than use </text:span></text:span><text:span text:style-name="Emphasis"><text:span text:style-name="T24">MPI_Probe</text:span></text:span><text:span text:style-name="Emphasis"><text:span text:style-name="T55"> and </text:span></text:span><text:span text:style-name="Emphasis"><text:span text:style-name="T24">MPI_Get_count</text:span></text:span><text:span text:style-name="Emphasis"><text:span text:style-name="T55"> functions </text:span></text:span><text:span text:style-name="Emphasis"><text:span text:style-name="T56">(just to have a try in another way)</text:span></text:span><text:span text:style-name="Emphasis"><text:span text:style-name="T55">. </text:span></text:span></text:p>
      <text:p text:style-name="P9"><text:span text:style-name="Emphasis"><text:span text:style-name="T57"><text:tab/>The </text:span></text:span><text:span text:style-name="Emphasis"><text:span text:style-name="T57">number of the </text:span></text:span><text:span text:style-name="Emphasis"><text:span text:style-name="T57">wo</text:span></text:span><text:span text:style-name="Emphasis"><text:span text:style-name="T57">rds and the corresponding file name is printed on the screen. </text:span></text:span><text:span text:style-name="Emphasis"><text:span text:style-name="T55"><text:s/></text:span></text:span></text:p>
      <text:p text:style-name="P8"><text:span text:style-name="T6"/></text:p>
      <text:p text:style-name="P11"><text:span text:style-name="T6">3.</text:span><text:span text:style-name="T3">2 Word count for </text:span><text:span text:style-name="T7">a large</text:span><text:span text:style-name="T3"> file</text:span></text:p>
      <text:p text:style-name="P17"><text:tab/><text:span text:style-name="T80">The “manager-workers” structure is adopted. Process 0 is a manager who reads the file line by line and allocates to the free workers. Other Processes play the role of worker who receive lines from manager, count for words and send counted results back to trigger another sending from the manager. When all the lines are processed, the manager sends a exit signal with the string "</text:span><text:span text:style-name="T8">sss</text:span><text:span text:style-name="T80">" to all the workers and exits itself. </text:span></text:p>
      <text:p text:style-name="P17"><text:tab/><text:span text:style-name="T81">In this work, the </text:span><text:span text:style-name="Emphasis"><text:span text:style-name="T24">MPI_Probe</text:span></text:span><text:span text:style-name="Emphasis"><text:span text:style-name="T55"> and </text:span></text:span><text:span text:style-name="Emphasis"><text:span text:style-name="T24">MPI_Get_count <text:s/></text:span></text:span><text:span text:style-name="Emphasis"><text:span text:style-name="T55">functions </text:span></text:span><text:span text:style-name="Emphasis"><text:span text:style-name="T59">are applied to </text:span></text:span><text:span text:style-name="Emphasis"><text:span text:style-name="T60">let the receiver</text:span></text:span><text:span text:style-name="Emphasis"><text:span text:style-name="T59"> </text:span></text:span><text:span text:style-name="Emphasis"><text:span text:style-name="T60">know the size of a string before </text:span></text:span><text:span text:style-name="Emphasis"><text:span text:style-name="T61">it is </text:span></text:span><text:span text:style-name="Emphasis"><text:span text:style-name="T60">actually received. </text:span></text:span></text:p>
      <text:p text:style-name="P17"><text:span text:style-name="Emphasis"><text:span text:style-name="T60"><text:tab/></text:span></text:span><text:span text:style-name="Emphasis"><text:span text:style-name="T62">The counting result is 14500 words when the words are split by blanks, </text:span></text:span><text:span text:style-name="Emphasis"><text:span text:style-name="T64">“\n”</text:span></text:span><text:span text:style-name="Emphasis"><text:span text:style-name="T62"> and <text:s/>“</text:span></text:span><text:span text:style-name="Emphasis"><text:span text:style-name="T64">\t</text:span></text:span><text:span text:style-name="Emphasis"><text:span text:style-name="T62">”.</text:span></text:span></text:p>
      <text:p text:style-name="P17"><text:span text:style-name="Emphasis"><text:span text:style-name="T62"/></text:span></text:p>
      <text:p text:style-name="P17"><text:span text:style-name="Emphasis"><text:span text:style-name="T62"/></text:span></text:p>
      <text:p text:style-name="P17"><text:span text:style-name="Emphasis"><text:span text:style-name="T62"/></text:span></text:p>
      <text:p text:style-name="P17"><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3T21:55:56.786468735</meta:creation-date>
    <dc:date>2019-04-03T22:58:56.820283553</dc:date>
    <meta:editing-duration>PT1H2M12S</meta:editing-duration>
    <meta:editing-cycles>90</meta:editing-cycles>
    <meta:generator>LibreOffice/5.1.6.2$Linux_X86_64 LibreOffice_project/10m0$Build-2</meta:generator>
    <meta:document-statistic meta:table-count="0" meta:image-count="0" meta:object-count="0" meta:page-count="2" meta:paragraph-count="42" meta:word-count="713" meta:character-count="4152" meta:non-whitespace-character-count="3446"/>
  </office:meta>
</office:document-meta>
</file>